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text-properties officeooo:rsid="000b4b8a" officeooo:paragraph-rsid="000b4b8a"/>
    </style:style>
    <style:style style:name="T1" style:family="text">
      <style:text-properties officeooo:rsid="000b4b8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h text:style-name="P1" text:outline-level="4">Load Manual</text:h>
        <text:p text:style-name="Textkörper_20_Einrückung_20_Organon"><text:span text:style-name="T1">If you see this text, you already managed it.</text:span>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11" meta:character-count="57" meta:non-whitespace-character-count="47"/>
    <dc:date>2014-06-24T10:58:55.130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